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rebuchet MS" svg:font-family="'Trebuchet M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26pt" fo:language="ca" fo:country="ES" style:text-underline-style="solid" style:text-underline-width="auto" style:text-underline-color="font-color" fo:font-weight="bold" officeooo:rsid="000690d1" officeooo:paragraph-rsid="000690d1" style:font-size-asian="26pt" style:font-weight-asian="bold" style:font-size-complex="26pt" style:font-weight-complex="bold"/>
    </style:style>
    <style:style style:name="P2" style:family="paragraph" style:parent-style-name="Standard">
      <style:text-properties fo:font-size="12pt" fo:language="ca" fo:country="ES" style:text-underline-style="none" fo:font-weight="normal" officeooo:rsid="000690d1" officeooo:paragraph-rsid="000690d1" style:font-size-asian="10.5pt" style:font-weight-asian="normal" style:font-size-complex="12pt" style:font-weight-complex="normal"/>
    </style:style>
    <style:style style:name="P3" style:family="paragraph" style:parent-style-name="Standard">
      <style:text-properties fo:font-size="12pt" fo:language="ca" fo:country="ES" style:text-underline-style="none" fo:font-weight="normal" officeooo:rsid="000690d1" officeooo:paragraph-rsid="0007c53d" style:font-size-asian="10.5pt" style:font-weight-asian="normal" style:font-size-complex="12pt" style:font-weight-complex="normal"/>
    </style:style>
    <style:style style:name="P4" style:family="paragraph" style:parent-style-name="Standard">
      <style:text-properties fo:font-size="12pt" fo:language="ca" fo:country="ES" style:text-underline-style="none" fo:font-weight="normal" officeooo:rsid="000690d1" officeooo:paragraph-rsid="00098355" style:font-size-asian="10.5pt" style:font-weight-asian="normal" style:font-size-complex="12pt" style:font-weight-complex="normal"/>
    </style:style>
    <style:style style:name="P5" style:family="paragraph" style:parent-style-name="Standard">
      <style:text-properties fo:language="ca" fo:country="ES" fo:font-weight="normal" officeooo:paragraph-rsid="000690d1"/>
    </style:style>
    <style:style style:name="T1" style:family="text">
      <style:text-properties fo:font-variant="normal" fo:text-transform="none" fo:color="#000000" style:text-line-through-style="none" style:text-line-through-type="none" style:font-name="Trebuchet MS" fo:font-size="10pt" fo:font-style="normal" style:text-underline-style="none" style:text-blinking="false" fo:background-color="transparent" loext:char-shading-value="0"/>
    </style:style>
    <style:style style:name="T2" style:family="text">
      <style:text-properties fo:font-size="14pt" style:text-underline-style="none" officeooo:rsid="000690d1" style:font-size-asian="12.25pt" style:font-weight-asian="normal" style:font-size-complex="14pt" style:font-weight-complex="normal"/>
    </style:style>
    <style:style style:name="T3" style:family="text">
      <style:text-properties officeooo:rsid="0007c53d"/>
    </style:style>
    <style:style style:name="T4" style:family="text">
      <style:text-properties officeooo:rsid="00098355"/>
    </style:style>
    <style:style style:name="T5" style:family="text">
      <style:text-properties fo:font-size="12pt" style:text-underline-style="none" officeooo:rsid="000690d1" style:font-size-asian="10.5pt" style:font-weight-asian="normal" style:font-size-complex="12pt" style:font-weight-complex="normal"/>
    </style:style>
    <style:style style:name="T6" style:family="text">
      <style:text-properties fo:font-size="12pt" style:text-underline-style="none" officeooo:rsid="000d1316" style:font-size-asian="10.5pt" style:font-weight-asian="normal" style:font-size-complex="12pt" style:font-weight-complex="normal"/>
    </style:style>
    <style:style style:name="T7" style:family="text">
      <style:text-properties fo:font-size="12pt" style:text-underline-style="none" officeooo:rsid="000eb119" style:font-size-asian="10.5pt" style:font-weight-asian="normal" style:font-size-complex="12pt" style:font-weight-complex="normal"/>
    </style:style>
    <style:style style:name="T8" style:family="text">
      <style:text-properties officeooo:rsid="0009e50b"/>
    </style:style>
    <style:style style:name="T9" style:family="text">
      <style:text-properties officeooo:rsid="000b1861"/>
    </style:style>
    <style:style style:name="T10" style:family="text">
      <style:text-properties officeooo:rsid="000d131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àlisis del Projecte</text:p>
      <text:p text:style-name="P1"/>
      <text:p text:style-name="P3">- <text:span text:style-name="T3">Es tractarà d’un lloc web d’una botiga de cómics. </text:span></text:p>
      <text:p text:style-name="P3"/>
      <text:p text:style-name="P3"><text:span text:style-name="T3">- A la pàgina inicial apareixeran les novetats i els més venuts.</text:span></text:p>
      <text:p text:style-name="P3"/>
      <text:p text:style-name="P3">- <text:span text:style-name="T3">A més a més, el usuaris podran cercar qualsevol exemplar que vulguin trobar: per títol, autor, nacionalitat, gènere o companyia (Marvel, DC, etc.).</text:span></text:p>
      <text:p text:style-name="P3"/>
      <text:p text:style-name="P4">- <text:span text:style-name="T4">Cada cómic tindrà una fitxa on es mostrarà tota la informació que es té sobre ell: títol, autor, nacionalitat, gènere, companyia (Marvel, DC, etc.), data de publicació i si pertany a alguna col·lecció quin número és i quants números hi ha en total (si se sap).</text:span></text:p>
      <text:p text:style-name="P2"/>
      <text:p text:style-name="P2">- <text:span text:style-name="T8">Dins d’aquesta fitxa també hi ha d’haver dues opcions, una que permeti comprar-lo directament i una altre que permeti afegir-lo al carret de la compra. Si s’afegeix al carret podrem seguir comprant altres exemplars i quan volguem finalitzar la compra anar a l’icona del carret (que haurem de situar adalt a la dreta). Desde allí ens dirigirà a la pàgina del nostre carret, on es mostrarà tots els exemplars que hem afegit, ens permetrà cancel·lar o continuar per realitzar la compra de tot.</text:span></text:p>
      <text:p text:style-name="P2"/>
      <text:p text:style-name="P2">- <text:span text:style-name="T9">El servei ha de tenir un registre d’usuaris per saber qui compra i no haver d’introduir les dades de nou cada cop que es realitza una compra. Aquest registre es podrà fer el primer cop que es realitza una compra. En el registre d’usuaris els hi demanarem el nom, l’adreça (a la que s’han d’enviar els cómics), e-mail, telèfon i dades de pagament.</text:span></text:p>
      <text:p text:style-name="P2"/>
      <text:p text:style-name="P5"><text:span text:style-name="T5">- </text:span><text:span text:style-name="T6">S’ha de portar un invent</text:span><text:span text:style-name="T7">a</text:span><text:span text:style-name="T6">ri dels cómics que hi ha, per a que no mostri exemplars que ja no estan disponibles i poder afegir-ne de nous quan arriben novetats. També ha de permetre modificar la informació que mostra la fitxa sobre ells.</text:span></text:p>
      <text:p text:style-name="P5"><text:span text:style-name="T1"/></text:p>
      <text:p text:style-name="P5"><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rebuchet MS" svg:font-family="'Trebuchet M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2T11:42:20.505882183</meta:creation-date>
    <dc:date>2019-05-22T12:53:27.484902463</dc:date>
    <meta:editing-duration>PT28M56S</meta:editing-duration>
    <meta:editing-cycles>5</meta:editing-cycles>
    <meta:generator>LibreOffice/6.0.7.3$Linux_X86_64 LibreOffice_project/00m0$Build-3</meta:generator>
    <meta:document-statistic meta:table-count="0" meta:image-count="0" meta:object-count="0" meta:page-count="1" meta:paragraph-count="8" meta:word-count="287" meta:character-count="1624" meta:non-whitespace-character-count="1344"/>
  </office:meta>
</office:document-meta>
</file>